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50000018B33CE81D8C08121EC.png" manifest:media-type="image/png"/>
  <manifest:file-entry manifest:full-path="Pictures/1000000000000277000001247191F20FA2F8F072.png" manifest:media-type="image/png"/>
  <manifest:file-entry manifest:full-path="Pictures/1000000000000445000001DF8B7FE010E17A5E66.png" manifest:media-type="image/png"/>
  <manifest:file-entry manifest:full-path="Pictures/1000000000000375000001EA97B2E86E0ADA92FD.png" manifest:media-type="image/png"/>
  <manifest:file-entry manifest:full-path="Pictures/10000000000003D5000001E248D075C8580FD5D7.png" manifest:media-type="image/png"/>
  <manifest:file-entry manifest:full-path="Pictures/1000000000000178000000A8EA6147819C680FC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图像1" text:anchor-type="paragraph" svg:width="17cm" svg:height="7.449cm" draw:z-index="0"><draw:image xlink:href="Pictures/1000000000000445000001DF8B7FE010E17A5E66.png" xlink:type="simple" xlink:show="embed" xlink:actuate="onLoad"/></draw:frame></text:p>
      <text:p text:style-name="Standard"/>
      <text:p text:style-name="Standard"/>
      <text:p text:style-name="Standard"><draw:frame draw:style-name="fr1" draw:name="图像2" text:anchor-type="paragraph" svg:width="17cm" svg:height="9.412cm" draw:z-index="1"><draw:image xlink:href="Pictures/1000000000000375000001EA97B2E86E0ADA92FD.png" xlink:type="simple" xlink:show="embed" xlink:actuate="onLoad"/></draw:frame></text:p>
      <text:p text:style-name="Standard"/>
      <text:p text:style-name="Standard"><text:soft-page-break/></text:p>
      <text:p text:style-name="Standard"><draw:frame draw:style-name="fr1" draw:name="图像3" text:anchor-type="paragraph" svg:width="17cm" svg:height="8.352cm" draw:z-index="2"><draw:image xlink:href="Pictures/10000000000003D5000001E248D075C8580FD5D7.png" xlink:type="simple" xlink:show="embed" xlink:actuate="onLoad"/></draw:frame></text:p>
      <text:p text:style-name="Standard"/>
      <text:p text:style-name="Standard"><draw:frame draw:style-name="fr2" draw:name="图像4" text:anchor-type="paragraph" svg:width="9.948cm" svg:height="4.445cm" draw:z-index="3"><draw:image xlink:href="Pictures/1000000000000178000000A8EA6147819C680FC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图像6" text:anchor-type="paragraph" svg:width="16.695cm" svg:height="7.726cm" draw:z-index="5"><draw:image xlink:href="Pictures/1000000000000277000001247191F20FA2F8F07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图像5" text:anchor-type="paragraph" svg:width="17cm" svg:height="7.197cm" draw:z-index="4"><draw:image xlink:href="Pictures/10000000000003A50000018B33CE81D8C08121EC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1:29:34.863322649</meta:creation-date>
    <meta:generator>LibreOffice/5.1.6.2$Linux_X86_64 LibreOffice_project/10m0$Build-2</meta:generator>
    <dc:date>2018-04-27T16:29:18.606871818</dc:date>
    <meta:editing-duration>PT4H8M31S</meta:editing-duration>
    <meta:editing-cycles>1</meta:editing-cycles>
    <meta:document-statistic meta:table-count="0" meta:image-count="6" meta:object-count="0" meta:page-count="3" meta:paragraph-count="0" meta:word-count="0" meta:character-count="0" meta:non-whitespace-character-count="0"/>
  </office:meta>
</office:document-meta>
</file>